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5e979"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9615ac" officeooo:paragraph-rsid="019615ac"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782f4d" style:font-size-asian="13pt" style:font-size-complex="13pt"/>
    </style:style>
    <style:style style:name="P14" style:family="paragraph" style:parent-style-name="Preformatted_20_Text">
      <style:text-properties fo:font-size="13pt" officeooo:paragraph-rsid="017c1769" style:font-size-asian="13pt" style:font-size-complex="13pt"/>
    </style:style>
    <style:style style:name="P15"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6"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17" style:family="paragraph" style:parent-style-name="Preformatted_20_Text">
      <style:text-properties style:font-name="Liberation Sans" fo:font-size="13pt" fo:font-style="normal" style:text-underline-style="none" officeooo:rsid="016f5006" officeooo:paragraph-rsid="019c4d0e"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14d40c0" officeooo:paragraph-rsid="0193b9d9" style:font-name-asian="Nimbus Mono L" style:font-size-asian="13pt" style:font-style-asian="normal" style:font-name-complex="Liberation Mono" style:font-size-complex="13pt" style:font-style-complex="normal"/>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21"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2"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23"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4"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957884"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9b6ba7"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90d7e2"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9b6ba7"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0e307b6" fo:background-color="transparent" loext:char-shading-value="0" style:font-style-asian="normal" style:font-style-complex="normal"/>
    </style:style>
    <style:style style:name="T28" style:family="text">
      <style:text-properties style:font-name="Liberation Sans" fo:font-style="normal" style:text-underline-style="none" officeooo:rsid="00083d4b" fo:background-color="transparent" loext:char-shading-value="0" style:font-style-asian="normal" style:font-style-complex="normal"/>
    </style:style>
    <style:style style:name="T29" style:family="text">
      <style:text-properties style:font-name="Liberation Sans" fo:font-style="normal" style:text-underline-style="none" officeooo:rsid="0123a160" fo:background-color="transparent" loext:char-shading-value="0" style:font-style-asian="normal" style:font-style-complex="normal"/>
    </style:style>
    <style:style style:name="T30" style:family="text">
      <style:text-properties style:font-name="Liberation Sans" fo:font-style="normal" style:text-underline-style="none" officeooo:rsid="013c55a1" fo:background-color="transparent" loext:char-shading-value="0" style:font-style-asian="normal" style:font-style-complex="normal"/>
    </style:style>
    <style:style style:name="T31" style:family="text">
      <style:text-properties style:font-name="Liberation Sans" fo:font-style="normal" style:text-underline-style="none" officeooo:rsid="014f39d6" fo:background-color="transparent" loext:char-shading-value="0" style:font-style-asian="normal" style:font-style-complex="normal"/>
    </style:style>
    <style:style style:name="T32" style:family="text">
      <style:text-properties fo:font-weight="bold" style:font-weight-asian="bold" style:font-weight-complex="bold"/>
    </style:style>
    <style:style style:name="T33" style:family="text">
      <style:text-properties fo:font-weight="bold" officeooo:rsid="000dd66a" style:font-weight-asian="bold" style:font-weight-complex="bold"/>
    </style:style>
    <style:style style:name="T34" style:family="text">
      <style:text-properties fo:font-weight="bold" officeooo:rsid="0160cefc" style:font-weight-asian="bold" style:font-weight-complex="bold"/>
    </style:style>
    <style:style style:name="T35" style:family="text">
      <style:text-properties officeooo:rsid="0175d38a"/>
    </style:style>
    <style:style style:name="T36" style:family="text">
      <style:text-properties officeooo:rsid="018804e3"/>
    </style:style>
    <style:style style:name="T37" style:family="text">
      <style:text-properties officeooo:rsid="0190d7e2"/>
    </style:style>
    <style:style style:name="T38" style:family="text">
      <style:text-properties officeooo:rsid="0193b9d9"/>
    </style:style>
    <style:style style:name="T39" style:family="text">
      <style:text-properties officeooo:rsid="0195e979"/>
    </style:style>
    <style:style style:name="T40" style:family="text">
      <style:text-properties officeooo:rsid="019615ac"/>
    </style:style>
    <style:style style:name="T41" style:family="text">
      <style:text-properties officeooo:rsid="01975faa"/>
    </style:style>
    <style:style style:name="T42" style:family="text">
      <style:text-properties officeooo:rsid="0048b50d"/>
    </style:style>
    <style:style style:name="T43" style:family="text">
      <style:text-properties officeooo:rsid="019b6ba7"/>
    </style:style>
    <style:style style:name="T44" style:family="text">
      <style:text-properties officeooo:rsid="019c4d0e"/>
    </style:style>
    <style:style style:name="T45" style:family="text">
      <style:text-properties officeooo:rsid="019e4a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8">28</text:span><text:span text:style-name="T5">t</text:span><text:span text:style-name="T6">h</text:span><text:span text:style-name="T4"> </text:span><text:span text:style-name="T7">April</text:span><text:span text:style-name="T1"> 20</text:span><text:span text:style-name="T2">2</text:span><text:span text:style-name="T3">4</text:span></text:p>
      <text:p text:style-name="P15">John 15:13</text:p>
      <text:p text:style-name="P16">Greater love has no one than this: to lay down one’s life for one’s friends</text:p>
      <text:p text:style-name="P16"/>
      <text:p text:style-name="P10"/>
      <text:p text:style-name="P7">Thanks to God</text:p>
      <text:p text:style-name="P14"><text:span text:style-name="T12">O </text:span><text:span text:style-name="T14">L</text:span><text:span text:style-name="T10">o</text:span><text:span text:style-name="T14">r</text:span><text:span text:style-name="T10">d,</text:span><text:span text:style-name="T9"> </text:span><text:span text:style-name="T11">we </text:span><text:span text:style-name="T17">bow</text:span><text:span text:style-name="T16"> before You</text:span><text:span text:style-name="T14"> today</text:span><text:span text:style-name="T13">, </text:span><text:span text:style-name="T17">taking to heart the words of David in Psalm 138 that You are high and Greatly praised, yet You do not forsake the lowly. </text:span><text:span text:style-name="T15">We thank You that </text:span><text:span text:style-name="T17">You sent </text:span><text:span text:style-name="T15">Jesus </text:span><text:span text:style-name="T17">to make us his friends, even though we had turned away from You and become Your enemies.</text:span></text:p>
      <text:p text:style-name="P2"/>
      <text:p text:style-name="P17">We thank You for <text:span text:style-name="T35">Jesus </text:span><text:span text:style-name="T43">dying for us while we were still sinners, so that we would know Your love </text:span><text:span text:style-name="T44">poured out on</text:span><text:span text:style-name="T43"> us, by looking to Him.</text:span></text:p>
      <text:p text:style-name="P17"/>
      <text:p text:style-name="P9"><text:span text:style-name="T32">The Wide World...</text:span><text:span text:style-name="T33"> a</text:span><text:span text:style-name="T32">nd the </text:span><text:span text:style-name="T34">W</text:span><text:span text:style-name="T32">ider Church</text:span></text:p>
      <text:p text:style-name="P18">Lord, we <text:span text:style-name="T36">look at our </text:span><text:span text:style-name="T37">broken </text:span><text:span text:style-name="T36">world </text:span><text:span text:style-name="T44">and confess the sinfulness of mankind refusing to turn back to You. We confess that our broken relationship with You leads to other broken relationships between peoples and nations, often expressed in hatred and war.</text:span></text:p>
      <text:p text:style-name="P18"/>
      <text:p text:style-name="P18"><text:span text:style-name="T44">This week we remembered the wartime sacrifices made by so many in the past to defend our nation and the freedoms we enjoy on this island continent. As we remember, we pray for peace instead of war, even though we realise that true </text:span><text:span text:style-name="T45">and lasting </text:span><text:span text:style-name="T44">peace will only come when Jesus the Prince of Peace returns visibly as King of kings and Lord of lords.</text:span></text:p>
      <text:p text:style-name="P18"/>
      <text:p text:style-name="P5">We pray for the peace of Jerusalem, and for the safety of the nation of Israel as it defends itself in the midst of irrational hostility which has broken out around the world. <text:span text:style-name="T45">We pray for peace in the Ukraine and Eastern Europe, for peace in places of persecution, for peace in place of terrorism, which overshadows many parts of the world.</text:span></text:p>
      <text:p text:style-name="P3"/>
      <text:p text:style-name="P4"><text:span text:style-name="T38">We </text:span><text:span text:style-name="T45">again </text:span><text:span text:style-name="T39">pray</text:span><text:span text:style-name="T38"> </text:span><text:span text:style-name="T39">for our nation, our State and our communit</text:span><text:span text:style-name="T40">ies</text:span><text:span text:style-name="T39"> to turn back to You. We pray for our leaders, our governing authorities, to govern wisely and well, </text:span><text:span text:style-name="T45">to work for unity rather than division, </text:span><text:span text:style-name="T39">for the good progress of this wide brown land </text:span><text:span text:style-name="T40">we call home</text:span><text:span text:style-name="T39">.</text:span></text:p>
      <text:p text:style-name="P4"/>
      <text:p text:style-name="P5">We pray for our remote and indigenous communities, and we yearn for true reconciliation through the work of the Gospel, and a move of the Holy Spirit. We thank You for those who are already saved according to Your Word, sharing the Good News, <text:span text:style-name="T41">and holding to the true hope as they look for Jesus return, just as we </text:span><text:span text:style-name="T45">do</text:span><text:span text:style-name="T41"> here</text:span>. <text:span text:style-name="T45">We are saddened by the loss of trust and harmony within communities, local and remote, and pray that it might be rebuilt as more people place their trust in You, the Great Healer.</text:span></text:p>
      <text:p text:style-name="P19"/>
      <text:p text:style-name="P8">Ashburton <text:span text:style-name="T39">(</text:span><text:span text:style-name="T43">post-Anzac</text:span><text:span text:style-name="T39"> Day)</text:span></text:p>
      <text:p text:style-name="P13"><text:span text:style-name="T21">We pray for our</text:span><text:span text:style-name="T22">selves as we </text:span><text:span text:style-name="T25">seek to reach our local community</text:span><text:span text:style-name="T23"> here. </text:span><text:span text:style-name="T24">We thank You for the strength of the bonds of fellowship, and</text:span><text:span text:style-name="T23"> </text:span><text:span text:style-name="T24">pray for our continued </text:span><text:span text:style-name="T25">witness to those around us, where we live, study, and work</text:span><text:span text:style-name="T24">.</text:span><text:span text:style-name="T19"> </text:span><text:span text:style-name="T26">In the Name of </text:span><text:span text:style-name="T18">Jesus</text:span><text:span text:style-name="T27">,</text:span><text:span text:style-name="T31"> </text:span><text:span text:style-name="T29">our Lord and Saviour</text:span><text:span text:style-name="T30">, </text:span><text:span text:style-name="T28">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text:p text:style-name="P12"/>
      <text:p text:style-name="P23">They shall not grow old, as we that are left grow old.</text:p>
      <text:p text:style-name="P24">Age shall not weary them, nor the years condemn.</text:p>
      <text:p text:style-name="P24">At the going <text:span text:style-name="T42">d</text:span>own of the sun, and in the morning, </text:p>
      <text:p text:style-name="P24">We WILL remember them.</text:p>
      <text:p text:style-name="P22">Lest We Fo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4-27T22:54:53.451745973</dc:date>
    <meta:editing-duration>PT15H18M54S</meta:editing-duration>
    <meta:editing-cycles>170</meta:editing-cycles>
    <meta:generator>LibreOffice/7.3.7.2$Linux_X86_64 LibreOffice_project/30$Build-2</meta:generator>
    <meta:print-date>2024-04-06T22:02:41.416310040</meta:print-date>
    <meta:document-statistic meta:table-count="0" meta:image-count="0" meta:object-count="0" meta:page-count="3" meta:paragraph-count="23" meta:word-count="592" meta:character-count="3128" meta:non-whitespace-character-count="2558"/>
  </office:meta>
</office:document-meta>
</file>